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8cm"/>
    </style:style>
    <style:style style:name="co3" style:family="table-column">
      <style:table-column-properties fo:break-before="auto" style:column-width="3.3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4"/>
          <table:table-cell office:value-type="string" calcext:value-type="string">
            <text:p>iteraca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Velocidade</text:p>
          </table:table-cell>
          <table:table-cell office:value-type="string" calcext:value-type="string">
            <text:p>Posição Y</text:p>
          </table:table-cell>
        </table:table-row>
        <table:table-row table:style-name="ro1">
          <table:table-cell office:value-type="string" calcext:value-type="string">
            <text:p>Gravidade</text:p>
          </table:table-cell>
          <table:table-cell office:value-type="float" office:value="-9.81" calcext:value-type="float">
            <text:p>-9,81</text:p>
          </table:table-cell>
          <table:table-cell office:value-type="string" calcext:value-type="string">
            <text:p>m2/s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]*[.$B$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0.000224199648655917" calcext:value-type="float">
            <text:p>0,000224199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]*[.$B$3]" office:value-type="float" office:value="0.000224199648655917" calcext:value-type="float">
            <text:p>0,0002241996</text:p>
          </table:table-cell>
          <table:table-cell table:formula="of:=[.G2]+[.F2]*([.F3]-[.F2])" office:value-type="float" office:value="0" calcext:value-type="float">
            <text:p>0</text:p>
          </table:table-cell>
          <table:table-cell table:formula="of:=[.H2]+[.G2]*([.G3]-[.G2])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E4]*[.$B$3]" office:value-type="float" office:value="0.000448399297311834" calcext:value-type="float">
            <text:p>0,0004483993</text:p>
          </table:table-cell>
          <table:table-cell table:formula="of:=[.G3]+[.F3]*([.F4]-[.F3])" office:value-type="float" office:value="0.0000000502654824574367" calcext:value-type="float">
            <text:p>5,02654824574367E-008</text:p>
          </table:table-cell>
          <table:table-cell table:formula="of:=[.H3]+[.G3]*([.G4]-[.G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ssa</text:p>
          </table:table-cell>
          <table:table-cell office:value-type="float" office:value="2.53427452778157" calcext:value-type="float">
            <text:p>2,534274527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E5]*[.$B$3]" office:value-type="float" office:value="0.000672598945967752" calcext:value-type="float">
            <text:p>0,0006725989</text:p>
          </table:table-cell>
          <table:table-cell table:formula="of:=[.G4]+[.F4]*([.F5]-[.F4])" office:value-type="float" office:value="0.00000015079644737231" calcext:value-type="float">
            <text:p>1,5079644737231E-007</text:p>
          </table:table-cell>
          <table:table-cell table:formula="of:=[.H4]+[.G4]*([.G5]-[.G4])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E6]*[.$B$3]" office:value-type="float" office:value="0.000896798594623669" calcext:value-type="float">
            <text:p>0,0008967986</text:p>
          </table:table-cell>
          <table:table-cell table:formula="of:=[.G5]+[.F5]*([.F6]-[.F5])" office:value-type="float" office:value="0.00000030159289474462" calcext:value-type="float">
            <text:p>3,0159289474462E-007</text:p>
          </table:table-cell>
          <table:table-cell table:formula="of:=[.H5]+[.G5]*([.G6]-[.G5])" office:value-type="float" office:value="3.00000000000003" calcext:value-type="float">
            <text:p>3</text:p>
          </table:table-cell>
        </table:table-row>
        <table:table-row table:style-name="ro1">
          <table:table-cell office:value-type="string" calcext:value-type="string">
            <text:p>Força grav</text:p>
          </table:table-cell>
          <table:table-cell table:formula="of:=[.B2]*[.B5]" office:value-type="float" office:value="-24.8612331175372" calcext:value-type="float">
            <text:p>-24,861233117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E7]*[.$B$3]" office:value-type="float" office:value="0.00112099824327959" calcext:value-type="float">
            <text:p>0,0011209982</text:p>
          </table:table-cell>
          <table:table-cell table:formula="of:=[.G6]+[.F6]*([.F7]-[.F6])" office:value-type="float" office:value="0.000000502654824574367" calcext:value-type="float">
            <text:p>5,02654824574367E-007</text:p>
          </table:table-cell>
          <table:table-cell table:formula="of:=[.H6]+[.G6]*([.G7]-[.G6])" office:value-type="float" office:value="3.00000000000009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E8]*[.$B$3]" office:value-type="float" office:value="0.0013451978919355" calcext:value-type="float">
            <text:p>0,0013451979</text:p>
          </table:table-cell>
          <table:table-cell table:formula="of:=[.G7]+[.F7]*([.F8]-[.F7])" office:value-type="float" office:value="0.000000753982236861551" calcext:value-type="float">
            <text:p>0,000000754</text:p>
          </table:table-cell>
          <table:table-cell table:formula="of:=[.H7]+[.G7]*([.G8]-[.G7])" office:value-type="float" office:value="3.00000000000021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E9]*[.$B$3]" office:value-type="float" office:value="0.00156939754059142" calcext:value-type="float">
            <text:p>0,0015693975</text:p>
          </table:table-cell>
          <table:table-cell table:formula="of:=[.G8]+[.F8]*([.F9]-[.F8])" office:value-type="float" office:value="0.00000105557513160617" calcext:value-type="float">
            <text:p>1,05557513160617E-006</text:p>
          </table:table-cell>
          <table:table-cell table:formula="of:=[.H8]+[.G8]*([.G9]-[.G8])" office:value-type="float" office:value="3.00000000000044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E10]*[.$B$3]" office:value-type="float" office:value="0.00179359718924734" calcext:value-type="float">
            <text:p>0,0017935972</text:p>
          </table:table-cell>
          <table:table-cell table:formula="of:=[.G9]+[.F9]*([.F10]-[.F9])" office:value-type="float" office:value="0.00000140743350880823" calcext:value-type="float">
            <text:p>1,40743350880823E-006</text:p>
          </table:table-cell>
          <table:table-cell table:formula="of:=[.H9]+[.G9]*([.G10]-[.G9])" office:value-type="float" office:value="3.00000000000081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E11]*[.$B$3]" office:value-type="float" office:value="0.00201779683790325" calcext:value-type="float">
            <text:p>0,0020177968</text:p>
          </table:table-cell>
          <table:table-cell table:formula="of:=[.G10]+[.F10]*([.F11]-[.F10])" office:value-type="float" office:value="0.00000180955736846772" calcext:value-type="float">
            <text:p>1,80955736846772E-006</text:p>
          </table:table-cell>
          <table:table-cell table:formula="of:=[.H10]+[.G10]*([.G11]-[.G10])" office:value-type="float" office:value="3.00000000000138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E12]*[.$B$3]" office:value-type="float" office:value="0.00224199648655917" calcext:value-type="float">
            <text:p>0,0022419965</text:p>
          </table:table-cell>
          <table:table-cell table:formula="of:=[.G11]+[.F11]*([.F12]-[.F11])" office:value-type="float" office:value="0.00000226194671058465" calcext:value-type="float">
            <text:p>2,26194671058465E-006</text:p>
          </table:table-cell>
          <table:table-cell table:formula="of:=[.H11]+[.G11]*([.G12]-[.G11])" office:value-type="float" office:value="3.0000000000022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E13]*[.$B$3]" office:value-type="float" office:value="0.0224199648655917" calcext:value-type="float">
            <text:p>0,0224199649</text:p>
          </table:table-cell>
          <table:table-cell table:formula="of:=[.G12]+[.F12]*([.F13]-[.F12])" office:value-type="float" office:value="0.0000475008809222777" calcext:value-type="float">
            <text:p>4,75008809222777E-005</text:p>
          </table:table-cell>
          <table:table-cell table:formula="of:=[.H12]+[.G12]*([.G13]-[.G12])" office:value-type="float" office:value="3.00000000010453" calcext:value-type="float">
            <text:p>3,0000000001</text:p>
          </table:table-cell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table:formula="of:=[.E14]*[.$B$3]" office:value-type="float" office:value="0.0226441645142476" calcext:value-type="float">
            <text:p>0,0226441645</text:p>
          </table:table-cell>
          <table:table-cell table:formula="of:=[.G13]+[.F13]*([.F14]-[.F13])" office:value-type="float" office:value="0.0000525274291680214" calcext:value-type="float">
            <text:p>5,25274291680214E-005</text:p>
          </table:table-cell>
          <table:table-cell table:formula="of:=[.H13]+[.G13]*([.G14]-[.G13])" office:value-type="float" office:value="3.00000000034329" calcext:value-type="float">
            <text:p>3,0000000003</text:p>
          </table:table-cell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table:formula="of:=[.E15]*[.$B$3]" office:value-type="float" office:value="0.0228683641629036" calcext:value-type="float">
            <text:p>0,0228683642</text:p>
          </table:table-cell>
          <table:table-cell table:formula="of:=[.G14]+[.F14]*([.F15]-[.F14])" office:value-type="float" office:value="0.0000576042428962225" calcext:value-type="float">
            <text:p>5,76042428962225E-005</text:p>
          </table:table-cell>
          <table:table-cell table:formula="of:=[.H14]+[.G14]*([.G15]-[.G14])" office:value-type="float" office:value="3.00000000060996" calcext:value-type="float">
            <text:p>3,0000000006</text:p>
          </table:table-cell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table:formula="of:=[.E16]*[.$B$3]" office:value-type="float" office:value="0.0230925638115595" calcext:value-type="float">
            <text:p>0,0230925638</text:p>
          </table:table-cell>
          <table:table-cell table:formula="of:=[.G15]+[.F15]*([.F16]-[.F15])" office:value-type="float" office:value="0.000062731322106881" calcext:value-type="float">
            <text:p>6,2731322106881E-005</text:p>
          </table:table-cell>
          <table:table-cell table:formula="of:=[.H15]+[.G15]*([.G16]-[.G15])" office:value-type="float" office:value="3.0000000009053" calcext:value-type="float">
            <text:p>3,0000000009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.E17]*[.$B$3]" office:value-type="float" office:value="0.0448399297311834" calcext:value-type="float">
            <text:p>0,0448399297</text:p>
          </table:table-cell>
          <table:table-cell table:formula="of:=[.G16]+[.F16]*([.F17]-[.F16])" office:value-type="float" office:value="0.000564933757339131" calcext:value-type="float">
            <text:p>0,0005649338</text:p>
          </table:table-cell>
          <table:table-cell table:formula="of:=[.H16]+[.G16]*([.G17]-[.G16])" office:value-type="float" office:value="3.00000003240913" calcext:value-type="float">
            <text:p>3,00000003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15:11:35.761750570</meta:creation-date>
    <dc:date>2016-04-24T16:47:08.771059686</dc:date>
    <meta:editing-duration>PT1H20M22S</meta:editing-duration>
    <meta:editing-cycles>1</meta:editing-cycles>
    <meta:document-statistic meta:table-count="1" meta:cell-count="78" meta:object-count="0"/>
    <meta:generator>LibreOffice/4.2.8.2$Linux_X86_64 LibreOffice_project/420m0$Build-2</meta:generator>
  </office:meta>
</office:document-meta>
</file>